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74cm" svg:x="2.032cm" svg:y="0.508cm">
          <draw:text-box>
            <text:p text:style-name="P1"><text:span text:style-name="T1">Old Testament Reading</text:span></text:p>
            <text:p text:style-name="P1"><text:span text:style-name="T2">Amos 6:1–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766cm" svg:x="2.032cm" svg:y="0.508cm">
          <draw:text-box>
            <text:p><text:span text:style-name="T3">1</text:span><text:span text:style-name="T4">“Woe to those who are at ease in Zion,</text:span></text:p>
            <text:p><text:span text:style-name="T4">and to those who feel secure on the mountain <text:s text:c="2"/></text:span></text:p>
            <text:p><text:span text:style-name="T4"><text:s text:c="2"/></text:span><text:span text:style-name="T4">of Samaria,</text:span></text:p>
            <text:p><text:span text:style-name="T4">the notable men of the first of the nations,</text:span></text:p>
            <text:p><text:span text:style-name="T4">to whom the house of Israel come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7.766cm" svg:x="2.032cm" svg:y="0.508cm">
          <draw:text-box>
            <text:p><text:span text:style-name="T3">2</text:span><text:span text:style-name="T4">Pass over to Calneh, and see,</text:span></text:p>
            <text:p><text:span text:style-name="T4">and from there go to Hamath the great;</text:span></text:p>
            <text:p><text:span text:style-name="T4">then go down to Gath of the Philistines.</text:span></text:p>
            <text:p><text:span text:style-name="T4">Are you better than these kingdoms?</text:span></text:p>
            <text:p><text:span text:style-name="T4">Or is their territory greater than your territor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24.384cm" svg:height="4.472cm" svg:x="2.032cm" svg:y="0.508cm">
          <draw:text-box>
            <text:p><text:span text:style-name="T3">3</text:span><text:span text:style-name="T4">O you who put far away the day of disaster</text:span></text:p>
            <text:p><text:span text:style-name="T4">and bring near the seat of violence?</text:span></text:p>
            <text:p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4.384cm" svg:height="7.478cm" svg:x="2.032cm" svg:y="0.508cm">
          <draw:text-box>
            <text:p><text:span text:style-name="T3">4</text:span><text:span text:style-name="T4">“Woe to those who lie on beds of ivory</text:span></text:p>
            <text:p><text:span text:style-name="T4">and stretch themselves out on their couches,</text:span></text:p>
            <text:p><text:span text:style-name="T4">and eat lambs from the flock</text:span></text:p>
            <text:p><text:span text:style-name="T4">and calves from the midst of the stall,</text:span></text:p>
            <text:p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4" draw:layer="layout" svg:width="24.384cm" svg:height="4.76cm" svg:x="2.032cm" svg:y="0.508cm">
          <draw:text-box>
            <text:p><text:span text:style-name="T3">5</text:span><text:span text:style-name="T4">who sing idle songs to the sound of the harp</text:span></text:p>
            <text:p><text:span text:style-name="T4">and like David invent for themselves instruments of music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4" draw:layer="layout" svg:width="24.384cm" svg:height="4.76cm" svg:x="2.032cm" svg:y="0.508cm">
          <draw:text-box>
            <text:p><text:span text:style-name="T3">6</text:span><text:span text:style-name="T4">who drink wine in bowls</text:span></text:p>
            <text:p><text:span text:style-name="T4">and anoint themselves with the finest oils,</text:span></text:p>
            <text:p><text:span text:style-name="T4">but are not grieved over the ruin of Joseph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4" draw:layer="layout" svg:width="24.384cm" svg:height="6.263cm" svg:x="2.032cm" svg:y="0.508cm">
          <draw:text-box>
            <text:p><text:span text:style-name="T3">7</text:span><text:span text:style-name="T4">Therefore they shall now be the first of those </text:span></text:p>
            <text:p><text:span text:style-name="T4"><text:s text:c="4"/></text:span><text:span text:style-name="T4">who go into exile,</text:span></text:p>
            <text:p><text:span text:style-name="T4">and the revelry of those who stretch themselves </text:span></text:p>
            <text:p><text:span text:style-name="T4"><text:s text:c="4"/></text:span><text:span text:style-name="T4">out shall pass away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22:28:09.079000000</meta:creation-date>
    <dc:date>2016-09-21T09:18:35.533000000</dc:date>
    <meta:editing-duration>PT1M12S</meta:editing-duration>
    <meta:editing-cycles>4</meta:editing-cycles>
    <meta:generator>LibreOffice/5.2.1.2$Windows_X86_64 LibreOffice_project/31dd62db80d4e60af04904455ec9c9219178d620</meta:generator>
    <meta:document-statistic meta:object-count="45"/>
  </office:meta>
</office:document-meta>
</file>